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omic Sans MS" svg:font-family="'Comic Sans MS'" style:font-family-generic="script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SCHons40th_28_spring23_29_" style:display-name="BSCHons40th(spring23)" style:family="table">
      <style:table-properties style:width="20.653cm" fo:margin-left="-1.842cm" table:align="left"/>
    </style:style>
    <style:style style:name="BSCHons40th_28_spring23_29_.A" style:display-name="BSCHons40th(spring23).A" style:family="table-column">
      <style:table-column-properties style:column-width="2.805cm"/>
    </style:style>
    <style:style style:name="BSCHons40th_28_spring23_29_.B" style:display-name="BSCHons40th(spring23).B" style:family="table-column">
      <style:table-column-properties style:column-width="3.493cm"/>
    </style:style>
    <style:style style:name="BSCHons40th_28_spring23_29_.C" style:display-name="BSCHons40th(spring23).C" style:family="table-column">
      <style:table-column-properties style:column-width="1.508cm"/>
    </style:style>
    <style:style style:name="BSCHons40th_28_spring23_29_.E" style:display-name="BSCHons40th(spring23).E" style:family="table-column">
      <style:table-column-properties style:column-width="5.08cm"/>
    </style:style>
    <style:style style:name="BSCHons40th_28_spring23_29_.F" style:display-name="BSCHons40th(spring23).F" style:family="table-column">
      <style:table-column-properties style:column-width="2.117cm"/>
    </style:style>
    <style:style style:name="BSCHons40th_28_spring23_29_.G" style:display-name="BSCHons40th(spring23).G" style:family="table-column">
      <style:table-column-properties style:column-width="2.847cm"/>
    </style:style>
    <style:style style:name="BSCHons40th_28_spring23_29_.A1" style:display-name="BSCHons40th(spring23)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SCHons40th_28_spring23_29_.G1" style:display-name="BSCHons40th(spring23)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SCHons40th_28_spring23_29_.A2" style:display-name="BSCHons40th(spring23)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SCHons40th_28_spring23_29_.G2" style:display-name="BSCHons40th(spring23)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Dyuthi" fo:font-size="14pt" officeooo:rsid="00021570" officeooo:paragraph-rsid="00021570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5594" officeooo:paragraph-rsid="000355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5594" officeooo:paragraph-rsid="0004d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5594" officeooo:paragraph-rsid="0005e7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d6b" officeooo:paragraph-rsid="0004d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e7b7" officeooo:paragraph-rsid="0005e7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021570" officeooo:paragraph-rsid="000215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officeooo:rsid="0004dd6b"/>
    </style:style>
    <style:style style:name="T3" style:family="text">
      <style:text-properties officeooo:rsid="0005e7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SCHons40th(spring23)" table:style-name="BSCHons40th_28_spring23_29_" table:template-name="Default Style">
        <table:table-column table:style-name="BSCHons40th_28_spring23_29_.A"/>
        <table:table-column table:style-name="BSCHons40th_28_spring23_29_.B"/>
        <table:table-column table:style-name="BSCHons40th_28_spring23_29_.C"/>
        <table:table-column table:style-name="BSCHons40th_28_spring23_29_.A"/>
        <table:table-column table:style-name="BSCHons40th_28_spring23_29_.E"/>
        <table:table-column table:style-name="BSCHons40th_28_spring23_29_.F"/>
        <table:table-column table:style-name="BSCHons40th_28_spring23_29_.G"/>
        <table:table-header-rows>
          <table:table-row>
            <table:table-cell table:style-name="BSCHons40th_28_spring23_29_.A1" office:value-type="string">
              <text:p text:style-name="P8">Student ID</text:p>
            </table:table-cell>
            <table:table-cell table:style-name="BSCHons40th_28_spring23_29_.A1" office:value-type="string">
              <text:p text:style-name="P8">Name</text:p>
            </table:table-cell>
            <table:table-cell table:style-name="BSCHons40th_28_spring23_29_.A1" office:value-type="string">
              <text:p text:style-name="P8">Blood group</text:p>
            </table:table-cell>
            <table:table-cell table:style-name="BSCHons40th_28_spring23_29_.A1" office:value-type="string">
              <text:p text:style-name="P8">Contact number</text:p>
            </table:table-cell>
            <table:table-cell table:style-name="BSCHons40th_28_spring23_29_.A1" office:value-type="string">
              <text:p text:style-name="P8">Mail address</text:p>
            </table:table-cell>
            <table:table-cell table:style-name="BSCHons40th_28_spring23_29_.A1" office:value-type="string">
              <text:p text:style-name="P8">Hobbies</text:p>
            </table:table-cell>
            <table:table-cell table:style-name="BSCHons40th_28_spring23_29_.G1" office:value-type="string">
              <text:p text:style-name="P8">Present Address</text:p>
            </table:table-cell>
          </table:table-row>
        </table:table-header-rows>
        <table:table-row>
          <table:table-cell table:style-name="BSCHons40th_28_spring23_29_.A2" office:value-type="string">
            <text:p text:style-name="P3">2231151002</text:p>
          </table:table-cell>
          <table:table-cell table:style-name="BSCHons40th_28_spring23_29_.A2" office:value-type="string">
            <text:p text:style-name="P3">Mrs.Sheuli Arefin</text:p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3">01558549806</text:p>
          </table:table-cell>
          <table:table-cell table:style-name="BSCHons40th_28_spring23_29_.A2" office:value-type="string">
            <text:p text:style-name="P3">sheuliarefinBD@gmail.com</text:p>
          </table:table-cell>
          <table:table-cell table:style-name="BSCHons40th_28_spring23_29_.A2" office:value-type="string">
            <text:p text:style-name="P3">Travelling</text:p>
          </table:table-cell>
          <table:table-cell table:style-name="BSCHons40th_28_spring23_29_.G2" office:value-type="string">
            <text:p text:style-name="P3">House24,Road10,Sector11</text:p>
          </table:table-cell>
        </table:table-row>
        <table:table-row>
          <table:table-cell table:style-name="BSCHons40th_28_spring23_29_.A2" office:value-type="string">
            <text:p text:style-name="P3">2231151003</text:p>
          </table:table-cell>
          <table:table-cell table:style-name="BSCHons40th_28_spring23_29_.A2" office:value-type="string">
            <text:p text:style-name="P3">MD.Hasan Sarkar</text:p>
          </table:table-cell>
          <table:table-cell table:style-name="BSCHons40th_28_spring23_29_.A2" office:value-type="string">
            <text:p text:style-name="P3">O+</text:p>
          </table:table-cell>
          <table:table-cell table:style-name="BSCHons40th_28_spring23_29_.A2" office:value-type="string">
            <text:p text:style-name="P3">01984358285</text:p>
          </table:table-cell>
          <table:table-cell table:style-name="BSCHons40th_28_spring23_29_.A2" office:value-type="string">
            <text:p text:style-name="P3">skhasan225@gmail.com</text:p>
          </table:table-cell>
          <table:table-cell table:style-name="BSCHons40th_28_spring23_29_.A2" office:value-type="string">
            <text:p text:style-name="P3">Travelling</text:p>
          </table:table-cell>
          <table:table-cell table:style-name="BSCHons40th_28_spring23_29_.G2" office:value-type="string">
            <text:p text:style-name="P6">Tongi college gate,House:60</text:p>
          </table:table-cell>
        </table:table-row>
        <table:table-row>
          <table:table-cell table:style-name="BSCHons40th_28_spring23_29_.A2" office:value-type="string">
            <text:p text:style-name="P4">22311510<text:span text:style-name="T2">04</text:span></text:p>
          </table:table-cell>
          <table:table-cell table:style-name="BSCHons40th_28_spring23_29_.A2" office:value-type="string">
            <text:p text:style-name="P6">MD.Akram</text:p>
          </table:table-cell>
          <table:table-cell table:style-name="BSCHons40th_28_spring23_29_.A2" office:value-type="string">
            <text:p text:style-name="P6">B+</text:p>
          </table:table-cell>
          <table:table-cell table:style-name="BSCHons40th_28_spring23_29_.A2" office:value-type="string">
            <text:p text:style-name="P6">01309632564</text:p>
          </table:table-cell>
          <table:table-cell table:style-name="BSCHons40th_28_spring23_29_.A2" office:value-type="string">
            <text:p text:style-name="P6">mdaminulakram@gmail.com</text:p>
          </table:table-cell>
          <table:table-cell table:style-name="BSCHons40th_28_spring23_29_.A2" office:value-type="string">
            <text:p text:style-name="P6">Art</text:p>
          </table:table-cell>
          <table:table-cell table:style-name="BSCHons40th_28_spring23_29_.G2" office:value-type="string">
            <text:p text:style-name="P6">64/1 Purbo Goran Adoshobag Shipahibag Khilgoan</text:p>
          </table:table-cell>
        </table:table-row>
        <table:table-row>
          <table:table-cell table:style-name="BSCHons40th_28_spring23_29_.A2" office:value-type="string">
            <text:p text:style-name="P4">22311510<text:span text:style-name="T2">06</text:span></text:p>
          </table:table-cell>
          <table:table-cell table:style-name="BSCHons40th_28_spring23_29_.A2" office:value-type="string">
            <text:p text:style-name="P6">Mohammed Omar Farque (Razib)</text:p>
          </table:table-cell>
          <table:table-cell table:style-name="BSCHons40th_28_spring23_29_.A2" office:value-type="string">
            <text:p text:style-name="P6">AB+</text:p>
          </table:table-cell>
          <table:table-cell table:style-name="BSCHons40th_28_spring23_29_.A2" office:value-type="string">
            <text:p text:style-name="P6">01309713965</text:p>
          </table:table-cell>
          <table:table-cell table:style-name="BSCHons40th_28_spring23_29_.A2" office:value-type="string">
            <text:p text:style-name="P6">ra</text:p>
          </table:table-cell>
          <table:table-cell table:style-name="BSCHons40th_28_spring23_29_.A2" office:value-type="string">
            <text:p text:style-name="P7">Reading Book</text:p>
          </table:table-cell>
          <table:table-cell table:style-name="BSCHons40th_28_spring23_29_.G2" office:value-type="string">
            <text:p text:style-name="P7">Sector 6,Road8,Dakshin khan</text:p>
          </table:table-cell>
        </table:table-row>
        <table:table-row>
          <table:table-cell table:style-name="BSCHons40th_28_spring23_29_.A2" office:value-type="string">
            <text:p text:style-name="P5">22311510<text:span text:style-name="T3">07 </text:span></text:p>
          </table:table-cell>
          <table:table-cell table:style-name="BSCHons40th_28_spring23_29_.A2" office:value-type="string">
            <text:p text:style-name="P7">MD.Abu Hasan Lalin</text:p>
          </table:table-cell>
          <table:table-cell table:style-name="BSCHons40th_28_spring23_29_.A2" office:value-type="string">
            <text:p text:style-name="P7">AB+</text:p>
          </table:table-cell>
          <table:table-cell table:style-name="BSCHons40th_28_spring23_29_.A2" office:value-type="string">
            <text:p text:style-name="P7">01312644551</text:p>
          </table:table-cell>
          <table:table-cell table:style-name="BSCHons40th_28_spring23_29_.A2" office:value-type="string">
            <text:p text:style-name="P7">lalinhasan05@gmail.com</text:p>
          </table:table-cell>
          <table:table-cell table:style-name="BSCHons40th_28_spring23_29_.A2" office:value-type="string">
            <text:p text:style-name="P7">Gardening</text:p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ext:soft-page-break/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  <table:table-row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A2" office:value-type="string">
            <text:p text:style-name="P2"/>
          </table:table-cell>
          <table:table-cell table:style-name="BSCHons40th_28_spring23_29_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omic Sans MS" svg:font-family="'Comic Sans MS'" style:font-family-generic="script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yuthi" fo:font-size="14pt" officeooo:rsid="00021570" officeooo:paragraph-rsid="00021570" style:font-size-asian="14pt" style:font-size-complex="14pt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on Of BSC Hons 40<text:span text:style-name="MT1">th</text:span> batch (Spring 23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3:17:00.951704235</meta:creation-date>
    <dc:date>2023-05-22T23:54:50.687248926</dc:date>
    <meta:editing-duration>PT5M34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41" meta:word-count="70" meta:character-count="579" meta:non-whitespace-character-count="549"/>
  </office:meta>
</office:document-meta>
</file>